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71788" officeooo:paragraph-rsid="0009b6d0"/>
    </style:style>
    <style:style style:name="P3" style:family="paragraph" style:parent-style-name="Standard">
      <style:paragraph-properties fo:text-align="center" style:justify-single-word="false"/>
      <style:text-properties officeooo:paragraph-rsid="0009b6d0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9b6d0" officeooo:paragraph-rsid="0009b6d0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1e6646" officeooo:paragraph-rsid="0009b6d0" style:font-size-asian="28pt" style:font-weight-asian="bold" style:font-size-complex="28pt" style:font-weight-complex="bold"/>
    </style:style>
    <style:style style:name="P6" style:family="paragraph" style:parent-style-name="Standard">
      <style:text-properties officeooo:rsid="001e6646" officeooo:paragraph-rsid="0009b6d0"/>
    </style:style>
    <style:style style:name="P7" style:family="paragraph" style:parent-style-name="Standard">
      <style:text-properties fo:font-size="16pt" fo:font-weight="bold" officeooo:rsid="001576cc" officeooo:paragraph-rsid="0009b6d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9b6d0" officeooo:paragraph-rsid="0009b6d0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9b6d0" officeooo:paragraph-rsid="0009dd0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7f6eb" officeooo:paragraph-rsid="0009dd0c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09b6d0"/>
    </style:style>
    <style:style style:name="P12" style:family="paragraph" style:parent-style-name="Standard">
      <style:text-properties officeooo:rsid="0001b652" officeooo:paragraph-rsid="0009b6d0"/>
    </style:style>
    <style:style style:name="P13" style:family="paragraph" style:parent-style-name="Standard">
      <style:text-properties fo:font-weight="normal" officeooo:rsid="001a0c1a" officeooo:paragraph-rsid="0009b6d0" style:font-weight-asian="normal" style:font-weight-complex="normal"/>
    </style:style>
    <style:style style:name="P14" style:family="paragraph" style:parent-style-name="Standard">
      <style:text-properties fo:font-weight="normal" officeooo:rsid="001a0c1a" officeooo:paragraph-rsid="0009dd0c" style:font-weight-asian="normal" style:font-weight-complex="normal"/>
    </style:style>
    <style:style style:name="P15" style:family="paragraph" style:parent-style-name="Standard">
      <style:text-properties fo:font-size="12pt" fo:font-weight="normal" officeooo:rsid="001ba6b9" officeooo:paragraph-rsid="0009b6d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ba6b9" officeooo:paragraph-rsid="0009dd0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ba6b9" officeooo:paragraph-rsid="000b102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9dd0c" officeooo:paragraph-rsid="0009dd0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9dd0c" officeooo:paragraph-rsid="000e6e7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a0c1a" officeooo:paragraph-rsid="000b102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1576cc" officeooo:paragraph-rsid="000b1025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officeooo:paragraph-rsid="000b1025" style:font-size-asian="12pt" style:font-size-complex="12pt"/>
    </style:style>
    <style:style style:name="P23" style:family="paragraph" style:parent-style-name="Standard">
      <style:text-properties officeooo:paragraph-rsid="0009dd0c"/>
    </style:style>
    <style:style style:name="P24" style:family="paragraph" style:parent-style-name="Standard">
      <style:text-properties officeooo:paragraph-rsid="000b1025"/>
    </style:style>
    <style:style style:name="P25" style:family="paragraph" style:parent-style-name="Standard">
      <style:text-properties fo:color="#000000" style:font-name="Liberation Serif" fo:font-size="12pt" fo:font-style="normal" fo:font-weight="normal" officeooo:rsid="001e6646" officeooo:paragraph-rsid="0009b6d0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26" style:family="paragraph" style:parent-style-name="Standard">
      <style:text-properties fo:color="#000000" style:font-name="Liberation Serif" fo:font-size="12pt" fo:font-style="normal" fo:font-weight="normal" officeooo:rsid="0009b6d0" officeooo:paragraph-rsid="0009b6d0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27" style:family="paragraph" style:parent-style-name="Standard">
      <style:text-properties fo:color="#000000" style:font-name="Liberation Serif" fo:font-size="12pt" fo:font-style="normal" fo:font-weight="normal" officeooo:rsid="001a0c1a" officeooo:paragraph-rsid="0009b6d0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28" style:family="paragraph" style:parent-style-name="Standard">
      <style:text-properties fo:color="#000000" style:font-name="Liberation Serif" fo:font-size="12pt" fo:font-style="normal" fo:font-weight="normal" officeooo:rsid="001ba6b9" officeooo:paragraph-rsid="0009b6d0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29" style:family="paragraph" style:parent-style-name="Standard">
      <style:text-properties fo:color="#000000" style:font-name="Liberation Serif" fo:font-size="12pt" fo:font-style="normal" fo:font-weight="normal" officeooo:rsid="001ba6b9" officeooo:paragraph-rsid="000b1025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30" style:family="paragraph" style:parent-style-name="Standard">
      <style:text-properties fo:color="#000000" style:font-name="Liberation Serif" fo:font-size="12pt" fo:font-style="normal" fo:font-weight="normal" officeooo:rsid="0009dd0c" officeooo:paragraph-rsid="0009dd0c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31" style:family="paragraph" style:parent-style-name="Standard">
      <style:text-properties fo:color="#000000" style:font-name="Liberation Serif" fo:font-size="12pt" fo:font-style="normal" fo:font-weight="normal" officeooo:rsid="0009dd0c" officeooo:paragraph-rsid="0009b6d0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P32" style:family="paragraph" style:parent-style-name="Standard">
      <style:text-properties fo:color="#000000" style:font-name="Liberation Serif" fo:font-size="12pt" fo:font-style="normal" fo:font-weight="normal" officeooo:rsid="001a0c1a" officeooo:paragraph-rsid="0009dd0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3" style:family="paragraph" style:parent-style-name="Standard">
      <style:text-properties fo:color="#000000" style:font-name="Liberation Serif" fo:font-size="12pt" fo:font-style="normal" fo:font-weight="normal" officeooo:rsid="001a0c1a" officeooo:paragraph-rsid="000b102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4" style:family="paragraph" style:parent-style-name="Standard">
      <style:text-properties fo:color="#000000" style:font-name="Liberation Serif" fo:font-size="12pt" fo:font-style="normal" fo:font-weight="normal" officeooo:rsid="001ba6b9" officeooo:paragraph-rsid="0009dd0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" style:family="paragraph" style:parent-style-name="Standard">
      <style:text-properties fo:color="#000000" style:font-name="Liberation Serif" fo:font-size="12pt" fo:font-style="normal" fo:font-weight="normal" officeooo:rsid="001ba6b9" officeooo:paragraph-rsid="000b102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6" style:family="paragraph" style:parent-style-name="Standard">
      <style:text-properties fo:color="#000000" style:font-name="Liberation Serif" fo:font-size="12pt" fo:font-style="normal" fo:font-weight="bold" officeooo:rsid="001576cc" officeooo:paragraph-rsid="000b1025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37" style:family="paragraph" style:parent-style-name="Standard">
      <style:text-properties fo:color="#000000" style:font-name="Liberation Serif" fo:font-size="16pt" fo:font-style="normal" fo:font-weight="bold" officeooo:rsid="0009b6d0" officeooo:paragraph-rsid="0009b6d0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38" style:family="paragraph" style:parent-style-name="Standard">
      <style:text-properties fo:color="#000000" style:font-name="Liberation Serif" fo:font-size="16pt" fo:font-style="normal" fo:font-weight="bold" officeooo:rsid="0009b6d0" officeooo:paragraph-rsid="0009dd0c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39" style:family="paragraph" style:parent-style-name="Standard">
      <style:text-properties fo:color="#000000" style:font-name="Liberation Serif" fo:font-size="16pt" fo:font-style="normal" fo:font-weight="bold" officeooo:rsid="0009b6d0" officeooo:paragraph-rsid="000b1025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40" style:family="paragraph" style:parent-style-name="Standard">
      <style:text-properties fo:color="#000000" style:font-name="Liberation Serif" fo:font-size="16pt" fo:font-style="normal" fo:font-weight="bold" officeooo:rsid="001e6646" officeooo:paragraph-rsid="0009b6d0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41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1e6646" officeooo:paragraph-rsid="0009b6d0" style:font-name-asian="Liberation Serif1" style:font-size-asian="14pt" style:font-weight-asian="normal" style:font-name-complex="Liberation Serif1" style:font-size-complex="14pt" style:font-weight-complex="bold"/>
    </style:style>
    <style:style style:name="P42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font-size="14pt" officeooo:paragraph-rsid="0009b6d0" style:font-size-asian="14pt" style:font-size-complex="14pt"/>
    </style:style>
    <style:style style:name="P43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09b6d0" style:font-name-asian="Liberation Sans2" style:font-size-asian="20pt" style:font-weight-asian="bold" style:font-name-complex="Liberation Sans2" style:font-size-complex="20pt"/>
    </style:style>
    <style:style style:name="P44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9b6d0"/>
    </style:style>
    <style:style style:name="P45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11343"/>
    </style:style>
    <style:style style:name="T1" style:family="text">
      <style:text-properties fo:color="#000000" style:font-name="Liberation Serif" fo:font-size="12pt" fo:font-style="normal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2" style:family="text">
      <style:text-properties fo:color="#000000" style:font-name="Liberation Serif" fo:font-size="12pt" fo:font-style="normal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3" style:family="text">
      <style:text-properties fo:color="#000000" style:font-name="Liberation Serif" fo:font-size="12pt" fo:font-style="normal" fo:font-weight="normal" officeooo:rsid="001e6646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4" style:family="text">
      <style:text-properties fo:color="#000000" style:font-name="Liberation Serif" fo:font-size="12pt" fo:font-style="normal" fo:font-weight="normal" officeooo:rsid="0009dd0c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5" style:family="text">
      <style:text-properties fo:color="#000000" style:font-name="Liberation Serif" fo:font-size="12pt" fo:font-style="normal" fo:font-weight="normal" officeooo:rsid="000c43c9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6" style:family="text">
      <style:text-properties fo:color="#000000" style:font-name="Liberation Serif" fo:font-size="12pt" fo:font-style="normal" fo:font-weight="normal" officeooo:rsid="000e6e78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7" style:family="text">
      <style:text-properties fo:color="#000000" style:font-name="Liberation Serif" fo:font-size="12pt" fo:font-style="normal" fo:font-weight="normal" officeooo:rsid="0009dd0c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8" style:family="text">
      <style:text-properties fo:color="#000000" style:font-name="Liberation Serif" fo:font-size="12pt" fo:font-style="normal" fo:font-weight="normal" officeooo:rsid="000b1025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9" style:family="text">
      <style:text-properties fo:color="#000000" style:font-name="Liberation Serif" fo:font-size="12pt" fo:font-style="normal" fo:font-weight="normal" officeooo:rsid="000c43c9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10" style:family="text">
      <style:text-properties fo:color="#000000" style:font-name="Liberation Serif" fo:font-size="12pt" fo:font-style="normal" fo:font-weight="normal" officeooo:rsid="000cd60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11" style:family="text">
      <style:text-properties fo:color="#000000" style:font-name="Liberation Serif" fo:font-size="12pt" fo:font-style="normal" fo:font-weight="normal" officeooo:rsid="000e6e78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12" style:family="text">
      <style:text-properties fo:color="#000000" style:font-name="Liberation Serif" fo:font-weight="normal" officeooo:rsid="001e6646" style:font-name-asian="Liberation Serif1" style:font-weight-asian="normal" style:font-name-complex="Liberation Serif1" style:font-weight-complex="bold"/>
    </style:style>
    <style:style style:name="T13" style:family="text">
      <style:text-properties fo:color="#000000" style:font-name="Liberation Serif" fo:font-weight="normal" officeooo:rsid="0001b652" style:font-name-asian="Liberation Serif1" style:font-weight-asian="normal" style:font-name-complex="Liberation Serif1" style:font-weight-complex="bold"/>
    </style:style>
    <style:style style:name="T14" style:family="text">
      <style:text-properties fo:color="#000000" style:font-name="Liberation Serif" fo:font-style="normal" style:font-name-asian="Liberation Serif1" style:font-style-asian="normal" style:font-name-complex="Liberation Serif1" style:font-style-complex="normal"/>
    </style:style>
    <style:style style:name="T15" style:family="text">
      <style:text-properties fo:color="#000000" style:font-name="Liberation Serif" fo:font-style="normal" officeooo:rsid="001e6646" style:font-name-asian="Liberation Serif1" style:font-style-asian="normal" style:font-name-complex="Liberation Serif1" style:font-style-complex="normal"/>
    </style:style>
    <style:style style:name="T16" style:family="text">
      <style:text-properties fo:color="#000000" style:font-name="Liberation Serif" fo:font-style="normal" style:font-name-asian="Liberation Serif1" style:font-size-asian="12pt" style:font-style-asian="normal" style:font-name-complex="Liberation Serif1" style:font-style-complex="normal" style:font-weight-complex="bold"/>
    </style:style>
    <style:style style:name="T17" style:family="text">
      <style:text-properties fo:color="#000000" style:font-name="Liberation Serif" fo:font-style="normal" officeooo:rsid="000b1025" style:font-name-asian="Liberation Serif1" style:font-size-asian="12pt" style:font-style-asian="normal" style:font-name-complex="Liberation Serif1" style:font-style-complex="normal" style:font-weight-complex="bold"/>
    </style:style>
    <style:style style:name="T18" style:family="text">
      <style:text-properties fo:color="#000000" style:font-name="Liberation Serif" fo:font-style="normal" officeooo:rsid="000c43c9" style:font-name-asian="Liberation Serif1" style:font-size-asian="12pt" style:font-style-asian="normal" style:font-name-complex="Liberation Serif1" style:font-style-complex="normal" style:font-weight-complex="bold"/>
    </style:style>
    <style:style style:name="T19" style:family="text">
      <style:text-properties fo:color="#000000" style:font-name="Liberation Serif" fo:font-style="normal" officeooo:rsid="000cd606" style:font-name-asian="Liberation Serif1" style:font-size-asian="12pt" style:font-style-asian="normal" style:font-name-complex="Liberation Serif1" style:font-style-complex="normal" style:font-weight-complex="bold"/>
    </style:style>
    <style:style style:name="T20" style:family="text">
      <style:text-properties fo:color="#000000" style:font-name="Liberation Serif" fo:font-style="normal" officeooo:rsid="000e6e78" style:font-name-asian="Liberation Serif1" style:font-size-asian="12pt" style:font-style-asian="normal" style:font-name-complex="Liberation Serif1" style:font-style-complex="normal" style:font-weight-complex="bold"/>
    </style:style>
    <style:style style:name="T21" style:family="text">
      <style:text-properties fo:color="#000000" style:font-name="Liberation Serif" fo:font-style="normal" officeooo:rsid="000c43c9" style:font-name-asian="Liberation Serif1" style:font-size-asian="12pt" style:font-style-asian="normal" style:font-name-complex="Liberation Serif1" style:font-style-complex="normal"/>
    </style:style>
    <style:style style:name="T22" style:family="text">
      <style:text-properties fo:color="#000000" style:font-name="Liberation Serif" fo:font-style="normal" officeooo:rsid="000cd606" style:font-name-asian="Liberation Serif1" style:font-size-asian="12pt" style:font-style-asian="normal" style:font-name-complex="Liberation Serif1" style:font-style-complex="normal"/>
    </style:style>
    <style:style style:name="T23" style:family="text">
      <style:text-properties fo:color="#000000" style:font-name="Liberation Serif" fo:font-style="normal" officeooo:rsid="000e6e78" style:font-name-asian="Liberation Serif1" style:font-size-asian="12pt" style:font-style-asian="normal" style:font-name-complex="Liberation Serif1" style:font-style-complex="normal"/>
    </style:style>
    <style:style style:name="T24" style:family="text">
      <style:text-properties fo:color="#000000" style:font-name="Liberation Serif" fo:font-style="italic" fo:font-weight="bold" officeooo:rsid="000b1025" style:font-name-asian="Liberation Serif1" style:font-size-asian="12pt" style:font-style-asian="italic" style:font-weight-asian="bold" style:font-name-complex="Liberation Serif1" style:font-style-complex="italic" style:font-weight-complex="bold"/>
    </style:style>
    <style:style style:name="T25" style:family="text">
      <style:text-properties fo:color="#000000" style:font-name="Liberation Serif" fo:font-style="italic" fo:font-weight="bold" officeooo:rsid="000c43c9" style:font-name-asian="Liberation Serif1" style:font-size-asian="12pt" style:font-style-asian="italic" style:font-weight-asian="bold" style:font-name-complex="Liberation Serif1" style:font-style-complex="italic" style:font-weight-complex="bold"/>
    </style:style>
    <style:style style:name="T26" style:family="text">
      <style:text-properties fo:color="#000000" style:font-name="Liberation Serif" fo:font-style="italic" fo:font-weight="bold" officeooo:rsid="000cd606" style:font-name-asian="Liberation Serif1" style:font-size-asian="12pt" style:font-style-asian="italic" style:font-weight-asian="bold" style:font-name-complex="Liberation Serif1" style:font-style-complex="italic" style:font-weight-complex="bold"/>
    </style:style>
    <style:style style:name="T27" style:family="text">
      <style:text-properties fo:color="#000000" style:font-name="Liberation Serif" fo:font-style="italic" fo:font-weight="bold" officeooo:rsid="000e6e78" style:font-name-asian="Liberation Serif1" style:font-size-asian="12pt" style:font-style-asian="italic" style:font-weight-asian="bold" style:font-name-complex="Liberation Serif1" style:font-style-complex="italic" style:font-weight-complex="bold"/>
    </style:style>
    <style:style style:name="T28" style:family="text">
      <style:text-properties fo:font-size="28pt" fo:font-weight="bold" officeooo:rsid="001e6646" style:font-size-asian="28pt" style:font-weight-asian="bold" style:font-size-complex="28pt" style:font-weight-complex="bold"/>
    </style:style>
    <style:style style:name="T29" style:family="text">
      <style:text-properties fo:font-size="28pt" fo:font-weight="bold" officeooo:rsid="0009b6d0" style:font-size-asian="28pt" style:font-weight-asian="bold" style:font-size-complex="28pt" style:font-weight-complex="bold"/>
    </style:style>
    <style:style style:name="T30" style:family="text">
      <style:text-properties officeooo:rsid="000928ce"/>
    </style:style>
    <style:style style:name="T31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32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11343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3" style:family="text">
      <style:text-properties fo:color="#0000ff" style:font-name="Liberation Serif" fo:font-size="12pt" fo:language="zxx" fo:country="none" fo:font-style="normal" style:text-underline-style="solid" style:text-underline-width="auto" style:text-underline-color="font-color" fo:font-weight="normal" officeooo:rsid="00111343" style:font-name-asian="Liberation Serif1" style:font-size-asian="12pt" style:language-asian="zxx" style:country-asian="none" style:font-style-asian="normal" style:font-weight-asian="normal" style:font-name-complex="Liberation Serif1" style:font-size-complex="12pt" style:language-complex="zxx" style:country-complex="none" style:font-style-complex="normal" style:font-weight-complex="bold"/>
    </style:style>
    <style:style style:name="T34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35" style:family="text">
      <style:text-properties fo:color="#0000ff" style:font-name="Liberation Serif" fo:font-size="12pt" fo:font-style="normal" style:text-underline-style="solid" style:text-underline-width="auto" style:text-underline-color="font-color" fo:font-weight="normal" officeooo:rsid="00111343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36" style:family="text">
      <style:text-properties fo:color="#0000ff" style:font-name="Liberation Serif" fo:font-size="12pt" fo:font-style="normal" style:text-underline-style="none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 style:font-weight-complex="bold"/>
    </style:style>
    <style:style style:name="T37" style:family="text">
      <style:text-properties officeooo:rsid="001d33ee"/>
    </style:style>
    <style:style style:name="T38" style:family="text">
      <style:text-properties fo:font-size="12pt" fo:font-weight="normal" officeooo:rsid="00234a8b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1ba6b9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1d33ee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1d346f" style:font-size-asian="10.5pt" style:font-weight-asian="normal" style:font-size-complex="12pt" style:font-weight-complex="normal"/>
    </style:style>
    <style:style style:name="T42" style:family="text">
      <style:text-properties officeooo:rsid="00234a8b"/>
    </style:style>
    <style:style style:name="T43" style:family="text">
      <style:text-properties officeooo:rsid="001ba6b9"/>
    </style:style>
    <style:style style:name="T44" style:family="text">
      <style:text-properties fo:font-weight="normal" officeooo:rsid="001a0c1a" style:font-weight-asian="normal" style:font-weight-complex="normal"/>
    </style:style>
    <style:style style:name="T45" style:family="text">
      <style:text-properties fo:font-weight="normal" officeooo:rsid="001ba6b9" style:font-weight-asian="normal" style:font-weight-complex="normal"/>
    </style:style>
    <style:style style:name="T46" style:family="text">
      <style:text-properties officeooo:rsid="0015bf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4"><text:span text:style-name="T30">D</text:span>ocumentation</text:p>
      <text:p text:style-name="P3"><text:span text:style-name="T28">S</text:span><text:span text:style-name="T29">ystème</text:span><text:span text:style-name="T28"> de supervision</text:span></text:p>
      <text:p text:style-name="P6"/>
      <text:p text:style-name="P6"/>
      <text:p text:style-name="P7"/>
      <text:p text:style-name="P7"/>
      <text:p text:style-name="P41"/>
      <text:p text:style-name="P41"/>
      <text:p text:style-name="P42"><text:span text:style-name="T12">R</text:span><text:span text:style-name="T13">édigée par : KEVIN SOUSA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: </text:span><text:span text:style-name="T2">1</text:span><text:span text:style-name="T1"><text:tab/><text:tab/><text:tab/><text:tab/><text:tab/><text:tab/><text:tab/><text:tab/><text:tab/><text:tab/> <text:s/>Date: </text:span><text:span text:style-name="T3">09</text:span><text:span text:style-name="T1">/0</text:span><text:span text:style-name="T3">2</text:span><text:span text:style-name="T1">/202</text:span><text:span text:style-name="T3">1</text:span></text:p>
      <text:p text:style-name="P25"/>
      <text:p text:style-name="P25"><text:soft-page-break/></text:p>
      <text:p text:style-name="P25"/>
      <text:p text:style-name="P43"/>
      <text:p text:style-name="P43">Table des matières</text:p>
      <text:p text:style-name="P12"/>
      <text:p text:style-name="P12"/>
      <text:p text:style-name="P44"><text:a xlink:type="simple" xlink:href="#__RefHeading___Toc105_1331172400" text:style-name="Internet_20_link" text:visited-style-name="Visited_20_Internet_20_Link"><text:span text:style-name="Internet_20_link"/></text:a></text:p>
      <text:p text:style-name="P44"><text:a xlink:type="simple" xlink:href="#__RefHeading___Toc105_1331172400" text:style-name="Internet_20_link" text:visited-style-name="Visited_20_Internet_20_Link"><text:span text:style-name="Internet_20_link"/></text:a></text:p>
      <text:p text:style-name="P44"><text:span text:style-name="Internet_20_link"><text:span text:style-name="T32">Sonde Ping</text:span></text:span><text:span text:style-name="Internet_20_link"><text:span text:style-name="T34">..........................................................................................................................................</text:span></text:span><text:span text:style-name="Internet_20_link"><text:span text:style-name="T31">3</text:span></text:span></text:p>
      <text:p text:style-name="P45"><text:span text:style-name="Internet_20_link"><text:span text:style-name="T33">Sonde SSH</text:span></text:span><text:span text:style-name="Internet_20_link"><text:span text:style-name="T36">..........................................................................................................................................</text:span></text:span><text:span text:style-name="Internet_20_link"><text:span text:style-name="T35">4</text:span></text:span></text:p>
      <text:p text:style-name="P45"><text:span text:style-name="Internet_20_link"><text:span text:style-name="T33">Sonde HTTP</text:span></text:span><text:span text:style-name="Internet_20_link"><text:span text:style-name="T36">.......................................................................................................................................</text:span></text:span><text:span text:style-name="Internet_20_link"><text:span text:style-name="T35">5</text:span></text:span></text:p>
      <text:p text:style-name="P45"><text:span text:style-name="Internet_20_link"><text:span text:style-name="T33">Sonde Disk</text:span></text:span><text:span text:style-name="Internet_20_link"><text:span text:style-name="T36">..........................................................................................................................................</text:span></text:span><text:span text:style-name="Internet_20_link"><text:span text:style-name="T35">6</text:span></text:span></text:p>
      <text:p text:style-name="P45"><text:span text:style-name="Internet_20_link"><text:span text:style-name="T33">Sonde Memory</text:span></text:span><text:span text:style-name="Internet_20_link"><text:span text:style-name="T36">....................................................................................................................................</text:span></text:span><text:span text:style-name="Internet_20_link"><text:span text:style-name="T35">7</text:span></text:span></text:p>
      <text:p text:style-name="P45"><text:span text:style-name="Internet_20_link"><text:span text:style-name="T33">Sonde Processus Zombie</text:span></text:span><text:span text:style-name="Internet_20_link"><text:span text:style-name="T36">.....................................................................................................................</text:span></text:span><text:span text:style-name="Internet_20_link"><text:span text:style-name="T35">8</text:span></text:span></text:p>
      <text:p text:style-name="P45"><text:span text:style-name="Internet_20_link"><text:span text:style-name="T33">Sonde CPU LOAD</text:span></text:span><text:span text:style-name="Internet_20_link"><text:span text:style-name="T36">..............................................................................................................................</text:span></text:span><text:span text:style-name="Internet_20_link"><text:span text:style-name="T35">9</text:span></text:span></text:p>
      <text:p text:style-name="P45"><text:span text:style-name="Internet_20_link"><text:span text:style-name="T33">Sonde Spam</text:span></text:span><text:span text:style-name="Internet_20_link"><text:span text:style-name="T36">........................................................................................................................................</text:span></text:span><text:span text:style-name="Internet_20_link"><text:span text:style-name="T35">10</text:span></text:span></text:p>
      <text:p text:style-name="P45"><text:span text:style-name="Internet_20_link"><text:span text:style-name="T33">Sonde Users</text:span></text:span><text:span text:style-name="Internet_20_link"><text:span text:style-name="T36">........................................................................................................................................</text:span></text:span><text:span text:style-name="Internet_20_link"><text:span text:style-name="T35">11</text:span></text:span></text:p>
      <text:p text:style-name="P45"><text:span text:style-name="Internet_20_link"><text:span text:style-name="T33">Sonde Update</text:span></text:span><text:span text:style-name="Internet_20_link"><text:span text:style-name="T36">......................................................................................................................................</text:span></text:span><text:span text:style-name="Internet_20_link"><text:span text:style-name="T35">12</text:span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40"/>
      <text:p text:style-name="P8"><text:span text:style-name="T15">S</text:span><text:span text:style-name="T14">onde ping</text:span></text:p>
      <text:p text:style-name="P26"/>
      <text:p text:style-name="P11"><text:span text:style-name="T4">Description: </text:span><text:span text:style-name="T6">Vérifie la latence d’une machine.</text:span></text:p>
      <text:p text:style-name="P13"/>
      <text:p text:style-name="P13">define command {</text:p>
      <text:p text:style-name="P13"><text:tab/><text:tab/>command_name check-ping</text:p>
      <text:p text:style-name="P13"><text:tab/><text:tab/>command_line $USER1$/check_ping -H $HOSTADDRESS$ -w 40,40% -c 60,60%</text:p>
      <text:p text:style-name="P27">}</text:p>
      <text:p text:style-name="P27"/>
      <text:p text:style-name="P15">define service {</text:p>
      <text:p text:style-name="P15"><text:tab/>host_name<text:tab/><text:tab/>Nagios Serveur</text:p>
      <text:p text:style-name="P16"><text:tab/><text:span text:style-name="T42">description</text:span><text:tab/><text:tab/>Ping</text:p>
      <text:p text:style-name="P15"><text:tab/>contacts<text:tab/><text:tab/>check-pring</text:p>
      <text:p text:style-name="P15"><text:tab/>max_check_attemps<text:tab/>3</text:p>
      <text:p text:style-name="P15"><text:tab/>check_period<text:tab/><text:tab/>24x7</text:p>
      <text:p text:style-name="P15"><text:tab/>notification_period<text:tab/>24x7</text:p>
      <text:p text:style-name="P28">}</text:p>
      <text:p text:style-name="P26"/>
      <text:p text:style-name="P15">define service {</text:p>
      <text:p text:style-name="P15"><text:tab/>host_name<text:tab/><text:tab/><text:span text:style-name="T37">Serveur Prod</text:span></text:p>
      <text:p text:style-name="P16"><text:tab/><text:span text:style-name="T42">description</text:span><text:tab/><text:tab/>Ping</text:p>
      <text:p text:style-name="P15"><text:tab/>contacts<text:tab/><text:tab/>check-pring</text:p>
      <text:p text:style-name="P15"><text:tab/>max_check_attemps<text:tab/>3</text:p>
      <text:p text:style-name="P15"><text:tab/>check_period<text:tab/><text:tab/>24x7</text:p>
      <text:p text:style-name="P15"><text:tab/>notification_period<text:tab/>24x7</text:p>
      <text:p text:style-name="P28">}</text:p>
      <text:p text:style-name="P28"/>
      <text:p text:style-name="P19"><text:span text:style-name="T16">Procédure: <text:s/></text:span><text:span text:style-name="T20">Vérifier si la machine est joignable <text:s/></text:span><text:span text:style-name="T27">ping ip/nom </text:span><text:span text:style-name="T23">et le réseau</text:span><text:span text:style-name="T27">.</text:span></text:p>
      <text:p text:style-name="P2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SSH</text:p>
      <text:p text:style-name="P37"/>
      <text:p text:style-name="P30">Description: <text:span text:style-name="T46">Vérifie l’accès ssh de la machine.</text:span></text:p>
      <text:p text:style-name="P30"/>
      <text:p text:style-name="P14">define command {</text:p>
      <text:p text:style-name="P14"><text:tab/><text:tab/>command_name check-ssh</text:p>
      <text:p text:style-name="P14"><text:tab/><text:tab/>command_line $USER1$/check_ssh -4 -H $HOSTADDRESS$</text:p>
      <text:p text:style-name="P32">}</text:p>
      <text:p text:style-name="P37"/>
      <text:p text:style-name="P16">define service {</text:p>
      <text:p text:style-name="P16"><text:tab/>host_name<text:tab/><text:tab/>Nagios Serveur</text:p>
      <text:p text:style-name="P23"><text:span text:style-name="T39"><text:tab/></text:span><text:span text:style-name="T38">description</text:span><text:span text:style-name="T39"><text:tab/><text:tab/></text:span><text:span text:style-name="T40">SSH</text:span></text:p>
      <text:p text:style-name="P23"><text:span text:style-name="T39"><text:tab/>contacts<text:tab/><text:tab/>check-</text:span><text:span text:style-name="T40">ssh</text:span></text:p>
      <text:p text:style-name="P16"><text:tab/>max_check_attemps<text:tab/>3</text:p>
      <text:p text:style-name="P16"><text:tab/>check_period<text:tab/><text:tab/>24x7</text:p>
      <text:p text:style-name="P16"><text:tab/>notification_period<text:tab/>24x7</text:p>
      <text:p text:style-name="P34">}</text:p>
      <text:p text:style-name="P34"/>
      <text:p text:style-name="P10"/>
      <text:p text:style-name="P16">define service {</text:p>
      <text:p text:style-name="P16"><text:tab/>host_name<text:tab/><text:tab/><text:span text:style-name="T37">Serveur Prod</text:span></text:p>
      <text:p text:style-name="P23"><text:span text:style-name="T39"><text:tab/>address<text:tab/><text:tab/></text:span><text:span text:style-name="T40">SSH</text:span></text:p>
      <text:p text:style-name="P23"><text:span text:style-name="T39"><text:tab/>contacts<text:tab/><text:tab/>check-</text:span><text:span text:style-name="T40">ssh</text:span></text:p>
      <text:p text:style-name="P16"><text:tab/>max_check_attemps<text:tab/>3</text:p>
      <text:p text:style-name="P16"><text:tab/>check_period<text:tab/><text:tab/>24x7</text:p>
      <text:p text:style-name="P16"><text:tab/>notification_period<text:tab/>24x7</text:p>
      <text:p text:style-name="P34">}</text:p>
      <text:p text:style-name="P34"/>
      <text:p text:style-name="P19"><text:span text:style-name="T16">Procédure: <text:s/></text:span><text:span text:style-name="T20">Vérifier si la machine est joignable <text:s/></text:span><text:span text:style-name="T27">ping ip/nom</text:span><text:span text:style-name="T23">, si le port ssh est ouvert</text:span><text:span text:style-name="T27">.</text:span></text:p>
      <text:p text:style-name="P30"/>
      <text:p text:style-name="P3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HTTP</text:p>
      <text:p text:style-name="P30"/>
      <text:p text:style-name="P23"><text:span text:style-name="T4">Description: </text:span><text:span text:style-name="T6">Vérifie si la page web est disponible avec la bonne taille.</text:span></text:p>
      <text:p text:style-name="P37"/>
      <text:p text:style-name="P14">define command {</text:p>
      <text:p text:style-name="P14"><text:tab/><text:tab/>command_name check-http</text:p>
      <text:p text:style-name="P14"><text:tab/><text:tab/>command_line $USER1$/check_http -H $HOSTADDRESS$ -w 1 <text:s/>-u $ARG1$ -a $ARG2$ -m $ARG3$</text:p>
      <text:p text:style-name="P32">}</text:p>
      <text:p text:style-name="P37"/>
      <text:p text:style-name="P16">define service {</text:p>
      <text:p text:style-name="P16"><text:tab/>host_name<text:tab/><text:tab/>Nagios Serveur</text:p>
      <text:p text:style-name="P23"><text:span text:style-name="T39"><text:tab/></text:span><text:span text:style-name="T38">description</text:span><text:span text:style-name="T39"><text:tab/><text:tab/></text:span><text:span text:style-name="T40">HTTP</text:span></text:p>
      <text:p text:style-name="P23"><text:span text:style-name="T39"><text:tab/>contacts<text:tab/><text:tab/>check-</text:span><text:span text:style-name="T40">http!/</text:span><text:span text:style-name="T41">nagios/main,php!nagiosadmin:pass!8220</text:span></text:p>
      <text:p text:style-name="P16"><text:tab/>max_check_attemps<text:tab/>3</text:p>
      <text:p text:style-name="P16"><text:tab/>check_period<text:tab/><text:tab/>24x7</text:p>
      <text:p text:style-name="P16"><text:tab/>notification_period<text:tab/>24x7</text:p>
      <text:p text:style-name="P34">}</text:p>
      <text:p text:style-name="P37"/>
      <text:p text:style-name="P16">define service {</text:p>
      <text:p text:style-name="P16"><text:tab/>host_name<text:tab/><text:tab/><text:span text:style-name="T37">Serveur Prod</text:span></text:p>
      <text:p text:style-name="P23"><text:span text:style-name="T39"><text:tab/>address<text:tab/><text:tab/></text:span><text:span text:style-name="T40">HTTP</text:span></text:p>
      <text:p text:style-name="P23"><text:span text:style-name="T39"><text:tab/>contacts<text:tab/><text:tab/>check-</text:span><text:span text:style-name="T40">http!</text:span><text:span text:style-name="T41">/wordpress/!admin:admin!8460</text:span></text:p>
      <text:p text:style-name="P16"><text:tab/>max_check_attemps<text:tab/>3</text:p>
      <text:p text:style-name="P16"><text:tab/>check_period<text:tab/><text:tab/>24x7</text:p>
      <text:p text:style-name="P16"><text:tab/>notification_period<text:tab/>24x7</text:p>
      <text:p text:style-name="P34">}</text:p>
      <text:p text:style-name="P37"/>
      <text:p text:style-name="P18"><text:span text:style-name="T16">Procédure: </text:span><text:span text:style-name="T20">Vérifier le status d’apache2 </text:span><text:span text:style-name="T27">systemctl status apache2</text:span><text:span text:style-name="T23">, si la machine est connectée</text:span><text:span text:style-name="T27"> ping ip/nom </text:span><text:span text:style-name="T23">et le réseau</text:span><text:span text:style-name="T27">.</text:span></text:p>
      <text:p text:style-name="P37"/>
      <text:p text:style-name="P37"/>
      <text:p text:style-name="P37"/>
      <text:p text:style-name="P37"/>
      <text:p text:style-name="P37"/>
      <text:p text:style-name="P31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disk</text:p>
      <text:p text:style-name="P37"/>
      <text:p text:style-name="P9"><text:span text:style-name="T7">Description: <text:s/></text:span><text:span text:style-name="T10">Vérifie l’espace disponible d’un disque ou d’une partition </text:span><text:span text:style-name="T11">(warning -20% et critical -10%)</text:span></text:p>
      <text:p text:style-name="P38"/>
      <text:p text:style-name="P20">define command {</text:p>
      <text:p text:style-name="P20"><text:tab/><text:tab/>command_name check_disk</text:p>
      <text:p text:style-name="P20"><text:tab/><text:tab/>command_line $USER1$/check_disk -<text:span text:style-name="T43">w</text:span> <text:span text:style-name="T43">2</text:span>0% -c <text:span text:style-name="T43">1</text:span>0% <text:span text:style-name="T43">$ARG1$</text:span></text:p>
      <text:p text:style-name="P20">}</text:p>
      <text:p text:style-name="P36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Espace disque SDA1</text:span></text:p>
      <text:p text:style-name="P24"><text:span text:style-name="T39"><text:tab/>contacts<text:tab/><text:tab/>check-</text:span><text:span text:style-name="T40">disk!/dev/sda1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17">}</text:p>
      <text:p text:style-name="P17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Espace disque SDA6</text:span></text:p>
      <text:p text:style-name="P24"><text:span text:style-name="T39"><text:tab/>contacts<text:tab/><text:tab/>check-</text:span><text:span text:style-name="T40">disk!/dev/sda6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35">}</text:p>
      <text:p text:style-name="P30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Espace disque SDA2</text:span></text:p>
      <text:p text:style-name="P24"><text:span text:style-name="T39"><text:tab/>contacts<text:tab/><text:tab/>check_</text:span><text:span text:style-name="T40">nrpe!check_sda2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8"><text:span text:style-name="T16">Procédure: </text:span><text:span text:style-name="T20">Faire de la place en supprimant des données inutiles ou augmenter l’espace disque.</text:span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memeroy</text:p>
      <text:p text:style-name="P30"/>
      <text:p text:style-name="P9"><text:span text:style-name="T7">Description: </text:span><text:span text:style-name="T10">Sert à vérifier l’espace de charge restant de la mémoire (warning -20% et critical -10%)</text:span></text:p>
      <text:p text:style-name="P38"/>
      <text:p text:style-name="P20">define command {</text:p>
      <text:p text:style-name="P20"><text:tab/><text:tab/>command_name check-<text:span text:style-name="T43">mem</text:span></text:p>
      <text:p text:style-name="P20"><text:tab/><text:tab/>command_line $USER1$/check_<text:span text:style-name="T43">nrpe</text:span> -H $HOSTADDRESS$ -c <text:span text:style-name="T43">check_mem</text:span></text:p>
      <text:p text:style-name="P20">}</text:p>
      <text:p text:style-name="P21"/>
      <text:p text:style-name="P20">define command {</text:p>
      <text:p text:style-name="P20"><text:tab/><text:tab/>command_name check-<text:span text:style-name="T43">mem-nagios</text:span></text:p>
      <text:p text:style-name="P20"><text:tab/><text:tab/>command_line $USER1$/<text:span text:style-name="T43">custom_check_mem</text:span> -w <text:span text:style-name="T43">20 </text:span>-c <text:span text:style-name="T43">10</text:span></text:p>
      <text:p text:style-name="P33">}</text:p>
      <text:p text:style-name="P33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Memory Nagios</text:span></text:p>
      <text:p text:style-name="P24"><text:span text:style-name="T39"><text:tab/>contacts<text:tab/><text:tab/>check-</text:span><text:span text:style-name="T40">mem-nagios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35">}</text:p>
      <text:p text:style-name="P30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Memory Serveur Prod</text:span></text:p>
      <text:p text:style-name="P24"><text:span text:style-name="T39"><text:tab/>contacts<text:tab/><text:tab/>check-</text:span><text:span text:style-name="T40">mem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8"><text:span text:style-name="T16">Procédure: </text:span><text:span text:style-name="T19">Fermer des taches en cours ou augmenter la ram de la machine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processus zombie</text:p>
      <text:p text:style-name="P37"/>
      <text:p text:style-name="P9"><text:span text:style-name="T7">Description: </text:span><text:span text:style-name="T9">Sert à vérifier le nombre de processus zombie de la machine ( warning 5+ et critical 10+)</text:span></text:p>
      <text:p text:style-name="P38"/>
      <text:p text:style-name="P20">define command {</text:p>
      <text:p text:style-name="P20"><text:tab/><text:tab/>command_name check_<text:span text:style-name="T43">zombie_procs</text:span></text:p>
      <text:p text:style-name="P22"><text:span text:style-name="T44"><text:tab/><text:tab/>command_line $USER1$/check_</text:span><text:span text:style-name="T45">nrpe</text:span><text:span text:style-name="T44"> -H $HOSTADDRESS$ <text:s/>-c </text:span><text:span text:style-name="T45">check_zombie_procs</text:span></text:p>
      <text:p text:style-name="P33">}</text:p>
      <text:p text:style-name="P33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Zombie Procs</text:span></text:p>
      <text:p text:style-name="P24"><text:span text:style-name="T39"><text:tab/>contacts<text:tab/><text:tab/>check_</text:span><text:span text:style-name="T40">zombie_procs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35">}</text:p>
      <text:p text:style-name="P30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Zombie Procs</text:span></text:p>
      <text:p text:style-name="P24"><text:span text:style-name="T39"><text:tab/>contacts<text:tab/><text:tab/>check_</text:span><text:span text:style-name="T40">zombie_procs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8"><text:span text:style-name="T16">Procédure: <text:s/></text:span><text:span text:style-name="T18">commande </text:span><text:span text:style-name="T25">ps aux | grep Z </text:span><text:span text:style-name="T21">pour vérifier les processus zombie, puis </text:span><text:span text:style-name="T25">pstree -p -s numberZ </text:span><text:span text:style-name="T21">pour connetre le processus père. </text:span><text:span text:style-name="T22">Enfin </text:span><text:span text:style-name="T26">kill -9 numberpère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CPU LOAD</text:p>
      <text:p text:style-name="P37"/>
      <text:p text:style-name="P30">Description: <text:span text:style-name="T46">Vérifie la charge moyenne de système sur 1min 5min et 15min</text:span></text:p>
      <text:p text:style-name="P38"/>
      <text:p text:style-name="P20">define command {</text:p>
      <text:p text:style-name="P22"><text:span text:style-name="T44"><text:tab/><text:tab/>command_name check_</text:span><text:span text:style-name="T45">load</text:span></text:p>
      <text:p text:style-name="P22"><text:span text:style-name="T44"><text:tab/><text:tab/>command_line $USER1$/check_</text:span><text:span text:style-name="T45">nrpe</text:span><text:span text:style-name="T44"> -H $HOSTADDRESS$ -c </text:span><text:span text:style-name="T45">check_load</text:span></text:p>
      <text:p text:style-name="P33">}</text:p>
      <text:p text:style-name="P30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CPU LOAD</text:span></text:p>
      <text:p text:style-name="P24"><text:span text:style-name="T39"><text:tab/>contacts<text:tab/><text:tab/>check_</text:span><text:span text:style-name="T40">load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CPU LOAD</text:span></text:p>
      <text:p text:style-name="P24"><text:span text:style-name="T39"><text:tab/>contacts<text:tab/><text:tab/>check_</text:span><text:span text:style-name="T40">load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30">Procédure: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Spam</text:p>
      <text:p text:style-name="P37"/>
      <text:p text:style-name="P9"><text:span text:style-name="T7">Description: </text:span><text:span text:style-name="T9">Campagne de SPAM sur les commentaire du site wordpress (warning 4+ commentaires en 4h et critical 9+ commentaires en 4h)</text:span></text:p>
      <text:p text:style-name="P38"/>
      <text:p text:style-name="P20">define command {</text:p>
      <text:p text:style-name="P20"><text:tab/><text:tab/>command_name check_<text:span text:style-name="T43">spam</text:span></text:p>
      <text:p text:style-name="P22"><text:span text:style-name="T44"><text:tab/><text:tab/>command_line $USER1$/check_</text:span><text:span text:style-name="T45">spam.py</text:span></text:p>
      <text:p text:style-name="P33">}</text:p>
      <text:p text:style-name="P30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Spam</text:span></text:p>
      <text:p text:style-name="P24"><text:span text:style-name="T39"><text:tab/>contacts<text:tab/><text:tab/>check_</text:span><text:span text:style-name="T40">spam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8"><text:span text:style-name="T16">Procédure: </text:span><text:span text:style-name="T18">Aucun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USERS</text:p>
      <text:p text:style-name="P37"/>
      <text:p text:style-name="P23"><text:span text:style-name="T4">Description: </text:span><text:span text:style-name="T5">Sert à voir le nombre d’utilisateur connecté sur la machine (warning si 2 + et <text:s/>critical si 5+)</text:span></text:p>
      <text:p text:style-name="P39"/>
      <text:p text:style-name="P20">define command {</text:p>
      <text:p text:style-name="P22"><text:span text:style-name="T44"><text:tab/><text:tab/>command_name check_</text:span><text:span text:style-name="T45">users</text:span></text:p>
      <text:p text:style-name="P22"><text:span text:style-name="T44"><text:tab/><text:tab/>command_line $USER1$/check_</text:span><text:span text:style-name="T45">nrpe</text:span><text:span text:style-name="T44"> -H $HOSTADDRESS$ -c </text:span><text:span text:style-name="T45">check_users</text:span></text:p>
      <text:p text:style-name="P33">}</text:p>
      <text:p text:style-name="P33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USERS</text:span></text:p>
      <text:p text:style-name="P24"><text:span text:style-name="T39"><text:tab/>contacts<text:tab/><text:tab/>check_</text:span><text:span text:style-name="T40">users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35">}</text:p>
      <text:p text:style-name="P30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USERS</text:span></text:p>
      <text:p text:style-name="P24"><text:span text:style-name="T39"><text:tab/>contacts<text:tab/><text:tab/>check_</text:span><text:span text:style-name="T40">users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8"><text:span text:style-name="T16">Procédure: </text:span><text:span text:style-name="T18">Fermer les sessions (en ssh par exemple </text:span><text:span text:style-name="T25">exit</text:span><text:span text:style-name="T18">)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onde Update</text:p>
      <text:p text:style-name="P37"/>
      <text:p text:style-name="P9"><text:span text:style-name="T7">Description: </text:span><text:span text:style-name="T8">Sert à informer s’il y a une mise à jour à faire.</text:span></text:p>
      <text:p text:style-name="P38"/>
      <text:p text:style-name="P20">define command {</text:p>
      <text:p text:style-name="P20"><text:tab/><text:tab/>command_name check_<text:span text:style-name="T43">apt</text:span></text:p>
      <text:p text:style-name="P22"><text:span text:style-name="T44"><text:tab/><text:tab/>command_line $USER1$/check_</text:span><text:span text:style-name="T45">nrpe </text:span><text:span text:style-name="T44">-H $HOSTADDRESS$ -c </text:span><text:span text:style-name="T45">check_apt</text:span></text:p>
      <text:p text:style-name="P33">}</text:p>
      <text:p text:style-name="P30"/>
      <text:p text:style-name="P17">define service {</text:p>
      <text:p text:style-name="P17"><text:tab/>host_name<text:tab/><text:tab/>Nagios Serveur</text:p>
      <text:p text:style-name="P24"><text:span text:style-name="T39"><text:tab/></text:span><text:span text:style-name="T38">description</text:span><text:span text:style-name="T39"><text:tab/><text:tab/></text:span><text:span text:style-name="T40">Updates</text:span></text:p>
      <text:p text:style-name="P24"><text:span text:style-name="T39"><text:tab/>contacts<text:tab/><text:tab/>check_</text:span><text:span text:style-name="T40">apt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7">define service {</text:p>
      <text:p text:style-name="P17"><text:tab/>host_name<text:tab/><text:tab/><text:span text:style-name="T37">Serveur Prod</text:span></text:p>
      <text:p text:style-name="P24"><text:span text:style-name="T39"><text:tab/>address<text:tab/><text:tab/></text:span><text:span text:style-name="T40">Updates</text:span></text:p>
      <text:p text:style-name="P24"><text:span text:style-name="T39"><text:tab/>contacts<text:tab/><text:tab/>check_</text:span><text:span text:style-name="T40">apt</text:span></text:p>
      <text:p text:style-name="P17"><text:tab/>max_check_attemps<text:tab/>3</text:p>
      <text:p text:style-name="P17"><text:tab/>check_period<text:tab/><text:tab/>24x7</text:p>
      <text:p text:style-name="P17"><text:tab/>notification_period<text:tab/>24x7</text:p>
      <text:p text:style-name="P29">}</text:p>
      <text:p text:style-name="P29"/>
      <text:p text:style-name="P18"><text:span text:style-name="T16">Procédure: </text:span><text:span text:style-name="T17">Faire la mise à jour de la machine </text:span><text:span text:style-name="T24">apt-get update &amp;&amp; upgrad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9T22:29:38.227000000</meta:creation-date>
    <meta:generator>LibreOffice/6.4.3.2$Windows_X86_64 LibreOffice_project/747b5d0ebf89f41c860ec2a39efd7cb15b54f2d8</meta:generator>
    <dc:date>2021-02-22T13:54:04.210000000</dc:date>
    <meta:editing-duration>PT20M3S</meta:editing-duration>
    <meta:editing-cycles>3</meta:editing-cycles>
    <meta:document-statistic meta:table-count="0" meta:image-count="0" meta:object-count="0" meta:page-count="12" meta:paragraph-count="250" meta:word-count="811" meta:character-count="7542" meta:non-whitespace-character-count="6715"/>
  </office:meta>
</office:document-meta>
</file>